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6cm" fo:min-width="1.74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048cm" svg:x="3.032cm" svg:y="2.52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3.048cm" svg:x="9.763cm" svg:y="15.097cm">
          <text:p text:style-name="P1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3.175cm" svg:height="3.048cm" svg:x="10.906cm" svg:y="10.65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3.048cm" svg:x="6.715cm" svg:y="6.71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3.048cm" svg:x="5.699cm" svg:y="11.66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3.048cm" svg:x="15.986cm" svg:y="21.193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3.048cm" svg:x="9.89cm" svg:y="2.524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3.048cm" svg:x="1.254cm" svg:y="8.239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08cm" svg:y1="4.048cm" svg:x2="10.017cm" svg:y2="4.048cm">
          <text:p text:style-name="P1">0</text:p>
        </draw:line>
        <draw:line draw:style-name="gr2" draw:text-style-name="P2" draw:layer="layout" svg:x1="12.557cm" svg:y1="10.779cm" svg:x2="11.414cm" svg:y2="5.445cm">
          <text:p text:style-name="P1">1</text:p>
        </draw:line>
        <draw:line draw:style-name="gr2" draw:text-style-name="P2" draw:layer="layout" svg:x1="1.635cm" svg:y1="8.62cm" svg:x2="3.032cm" svg:y2="3.794cm">
          <text:p text:style-name="P1">1</text:p>
        </draw:line>
        <draw:line draw:style-name="gr2" draw:text-style-name="P2" draw:layer="layout" svg:x1="2.905cm" svg:y1="11.414cm" svg:x2="6.08cm" svg:y2="13.319cm">
          <text:p text:style-name="P1">0</text:p>
        </draw:line>
        <draw:line draw:style-name="gr2" draw:text-style-name="P2" draw:layer="layout" svg:x1="8.366cm" svg:y1="9.763cm" svg:x2="7.35cm" svg:y2="11.922cm">
          <text:p text:style-name="P1">1</text:p>
        </draw:line>
        <draw:line draw:style-name="gr2" draw:text-style-name="P2" draw:layer="layout" svg:x1="9.382cm" svg:y1="9.382cm" svg:x2="11.541cm" svg:y2="11.287cm">
          <text:p text:style-name="P1">0</text:p>
        </draw:line>
        <draw:line draw:style-name="gr2" draw:text-style-name="P2" draw:layer="layout" svg:x1="5.953cm" svg:y1="5.191cm" svg:x2="7.477cm" svg:y2="7.223cm">
          <text:p text:style-name="P1">1</text:p>
        </draw:line>
        <draw:line draw:style-name="gr2" draw:text-style-name="P2" draw:layer="layout" svg:x1="6.08cm" svg:y1="12.176cm" svg:x2="4.81cm" svg:y2="5.191cm">
          <text:p text:style-name="P1">0</text:p>
        </draw:line>
        <draw:line draw:style-name="gr2" draw:text-style-name="P2" draw:layer="layout" svg:x1="12.43cm" svg:y1="13.827cm" svg:x2="12.43cm" svg:y2="15.859cm">
          <text:p text:style-name="P1">0</text:p>
        </draw:line>
        <draw:line draw:style-name="gr2" draw:text-style-name="P2" draw:layer="layout" svg:x1="10.144cm" svg:y1="15.605cm" svg:x2="11.541cm" svg:y2="13.065cm">
          <text:p text:style-name="P1">1</text:p>
        </draw:line>
        <draw:line draw:style-name="gr2" draw:text-style-name="P2" draw:layer="layout" svg:x1="12.43cm" svg:y1="17.764cm" svg:x2="16.748cm" svg:y2="22.082cm">
          <text:p text:style-name="P1">0</text:p>
        </draw:line>
        <draw:line draw:style-name="gr2" draw:text-style-name="P2" draw:layer="layout" svg:x1="15.859cm" svg:y1="22.844cm" svg:x2="1.254cm" svg:y2="10.779cm">
          <text:p text:style-name="P1">1</text:p>
        </draw:line>
        <draw:line draw:style-name="gr2" draw:text-style-name="P2" draw:layer="layout" svg:x1="8.62cm" svg:y1="14.208cm" svg:x2="9.89cm" svg:y2="16.875cm">
          <text:p text:style-name="P1">1</text:p>
        </draw:line>
        <draw:line draw:style-name="gr2" draw:text-style-name="P2" draw:layer="layout" svg:x1="13.065cm" svg:y1="4.048cm" svg:x2="17.637cm" svg:y2="21.32cm">
          <text:p text:style-name="P1">1</text:p>
        </draw:line>
        <draw:path draw:style-name="gr3" draw:text-style-name="P2" draw:layer="layout" svg:width="2.626cm" svg:height="2.95cm" draw:transform="rotate (-1.5707963267949) translate (19.526cm 23.495cm)" svg:viewBox="0 0 2627 2951" svg:d="M741 2752c1228 714 1483-669 1799-1376 420-937-784-1210-1375-1376l-688 159-477 476">
          <text:p text:style-name="P1">0</text:p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5T14:47:15.062702294</meta:creation-date>
    <dc:date>2021-03-15T15:10:09.039279772</dc:date>
    <meta:editing-duration>PT1M42S</meta:editing-duration>
    <meta:editing-cycles>1</meta:editing-cycles>
    <meta:document-statistic meta:object-count="23"/>
    <meta:generator>LibreOffice/5.3.6.1$Linux_X86_64 LibreOffice_project/30$Build-1</meta:generator>
  </office:meta>
</office:document-meta>
</file>